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1" svg:font-family="Verdana"/>
    <style:font-face style:name="Arial" svg:font-family="Arial"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Verdana2" svg:font-family="Verdan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38%" fo:text-align="justify" style:justify-single-word="false" fo:keep-together="auto" fo:orphans="2" fo:widows="2" fo:text-indent="0in" style:auto-text-indent="false" fo:keep-with-next="auto"/>
    </style:style>
    <style:style style:name="P2" style:family="paragraph" style:parent-style-name="Standard">
      <style:paragraph-properties fo:margin-left="0in" fo:margin-right="0in" fo:margin-top="0in" fo:margin-bottom="0in" loext:contextual-spacing="false" fo:line-height="164%" fo:text-align="justify" style:justify-single-word="false" fo:keep-together="auto" fo:orphans="2" fo:widows="2" fo:text-indent="0in" style:auto-text-indent="false" fo:keep-with-next="auto"/>
    </style:style>
    <style:style style:name="P3" style:family="paragraph" style:parent-style-name="Standard" style:master-page-name="Standard">
      <style:paragraph-properties fo:margin-left="0in" fo:margin-right="0in" fo:margin-top="0in" fo:margin-bottom="0in" loext:contextual-spacing="false" fo:line-height="138%" fo:text-align="start" style:justify-single-word="false" fo:keep-together="auto" fo:orphans="2" fo:widows="2" fo:text-indent="0in" style:auto-text-indent="false" style:page-number="1" fo:keep-with-next="auto"/>
    </style:style>
    <style:style style:name="P4"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style>
    <style:style style:name="P5" style:family="paragraph" style:parent-style-name="Standard" style:list-style-name="WWNum1">
      <style:paragraph-properties fo:margin-left="0.4909in" fo:margin-right="0in" fo:margin-top="0in" fo:margin-bottom="0in" loext:contextual-spacing="true" fo:line-height="138%" fo:text-align="start" style:justify-single-word="false" fo:keep-together="auto" fo:orphans="2" fo:widows="2" fo:text-indent="-0.1965in" style:auto-text-indent="false" fo:keep-with-next="auto"/>
    </style:style>
    <style:style style:name="T1" style:family="text">
      <style:text-properties fo:font-variant="normal" fo:text-transform="none" fo:color="#000000" style:text-line-through-style="none" style:text-line-through-type="none" style:text-position="0% 100%" style:font-name="Arial" fo:font-size="21pt" fo:font-style="normal" style:text-underline-style="none" fo:font-weight="normal" style:font-name-asian="Arial1" style:font-size-asian="21pt" style:font-style-asian="normal" style:font-weight-asian="normal" style:font-name-complex="Arial1" style:font-size-complex="21pt"/>
    </style:style>
    <style:style style:name="T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 style:family="text">
      <style:text-properties style:font-name="Arial" style:font-name-asian="Arial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otivations demande chambre secrétariat</text:span></text:p>
      <text:list xml:id="list680373256" text:style-name="WWNum1">
        <text:list-item>
          <text:p text:style-name="P5"><text:span text:style-name="T2">KAP: Louvain-li-Nux</text:span></text:p>
        </text:list-item>
        <text:list-item>
          <text:p text:style-name="P5"><text:span text:style-name="T2">Adresse: 12 rue Constantin Meunier, 1348 Louvain-la-Neuve</text:span></text:p>
        </text:list-item>
        <text:list-item>
          <text:p text:style-name="P5"><text:span text:style-name="T2">Chambre concernée: 12/001</text:span></text:p>
        </text:list-item>
      </text:list>
      <text:p text:style-name="P4"/>
      <text:p text:style-name="P2"><text:span text:style-name="T2">Bonjour Madame, Monsieur,</text:span></text:p>
      <text:p text:style-name="P4"/>
      <text:p text:style-name="P2"><text:span text:style-name="T2">Nous sommes le kot à projet Louvain-li-Nux dont le projet est la promotion du logiciel libre et de sa philosophie sur le site de l'UCL.</text:span></text:p>
      <text:p text:style-name="P2"><text:span text:style-name="T2">Nous avons eu la chance de disposer d’une chambre secrétariat depuis le second quadrimestre de l’année académique 2014-2015 et produisons ici la demande pour en disposer également l’année prochaine. Nous souhaiterions également en changer l'emplacement pour une série de raison que nous allons exposer ci-après.</text:span></text:p>
      <text:p text:style-name="P2"><text:span text:style-name="T2">Dans le cadre de ce projet, nous avons besoin d'une importante quantité de matériel informatique. Nous avons reçu l'année passée du matériel venant d'une entreprise du zoning de Louvain-la-Neuve (Zoetis). Ce matériel nous aide grandement pour la gestion du projet et pour initier d'autres projets qui avaient dû être mis en suspend en l'attente de matériel maintenant disponible.</text:span></text:p>
      <text:p text:style-name="P2"><text:span text:style-name="T2">Nous avons donc plus de 70 ordinateurs fonctionnels, tous modèles confondus (tours compactes, tours "traditionnelles" et portables), une trentaine de moniteurs et d'autres matériels divers. Ces différentes machines sont destinées à un projet que nous avons commencé à développer cette année sur lequel nous reviendrons plus loin dans cette lettre.</text:span></text:p>
      <text:p text:style-name="P4"/>
      <text:p text:style-name="P2"><text:span text:style-name="T2">Notre kot comporte 10 chambres et nous avons actuellement formé une nouvelle équipe de 9 personnes. Nous aimerions utiliser la chambre vacante comme secrétariat pour plusieurs choses :</text:span></text:p>
      <text:p text:style-name="P4"/>
      <text:p text:style-name="P2"><text:span text:style-name="T2">1) Déposer ce matériel qui sans chambre encombrerait notre communautaire, empêcherait le travail du personnel de nettoyage, nous exposerait à des risques de vols (vols dont nous avons déjà fait les frais il y a deux ans. En effet, la baie vitrée rend ce matériel, dont la valeur approche 15 000€, visible depuis l'extérieur). De plus, chaque lundi, nous organisons des permanences dans ce même communautaire, permanences qui peuvent régulièrement accueillir jusque 20 personnes durant la soirée, en plus des membres du kot. Il est difficile de les accueillir de façon optimale lorsqu’une partie du communautaire est encombrée par quelques mètres cubes de matériel et de câbles. De plus, en cas de grande affluence, cela nous permet de l'utiliser en complément du communautaire.</text:span></text:p>
      <text:p text:style-name="P2"><text:span text:style-name="T2">2) En parallèle du point précédent, cette chambre secrétariat nous permet d'étendre la place dont nous disposons pour ces permanences et d'améliorer les services proposés, notamment en mettant en place un système de dépôt de PC plus sécurisé.</text:span></text:p>
      <text:p text:style-name="P2"><text:soft-page-break/><text:span text:style-name="T2">3) Cette année, nous avons lancé le projet d'organiser le reconditionnement (basé sur des logiciels libres et open sources) et le prêt de ce matériel pour les kots à projet en tant que nouvelle composante à notre propre projet. Ce prêt permet d'aider les autres kots dans leurs projets respectifs, leur donnant une base matérielle, entre autre, pour leur organisation. Nous pensons que la chambre secrétariat est essentielle pour son bon déroulement. En effet, ce projet, en plus du matériel que nous disposons déjà, nécessite une place pour organiser, classer et administrer les prêts.</text:span></text:p>
      <text:p text:style-name="P2"><text:span text:style-name="T2">4) Enfin, lors de nos activités, nous sommes régulièrement en contact avec des représentants du monde du libre, représentants que nous invitons régulièrement au kot pour planifier nos activités. Nous souhaitons pouvoir les accueillir dans un endroit un peu plus sérieux, propice au travail et qui permet une communication efficace. En effet, nous estimons qu'un communautaire étudiant n'est par nature, pas approprié à cet office.</text:span></text:p>
      <text:p text:style-name="P2"/>
      <text:p text:style-name="P2"><text:span text:style-name="T2">Nous voudrions enfin vous demander de changer l'emplacement de la chambre secrétariat. La chambre secrétariat est la 12/002 et nous aimerions l'avoir au 12/001. En effet, nous avions choisi la 12/002 il y a deux ans au deuxième quadri suite au départ de notre erasmus qui l'occupait. Cependant, la chambre 12/001 nous semble plus appropriée pour une série de raisons. Tout d'abord, l'accès à la chambre 12/001 est facilité de par sa position à l'entrée du kot, avant les escaliers. Ce qui est plus facile pour les personnes à mobilité réduite qui viennent parfois pendant les permanences. De plus, la chambre 12/001 est plus discrète en ce qui concerne les risque de vol. En effet, la chambre 12/002 possède comme le communautaire une large baie vitrée côté jardin. Enfin, nous aimerions récupérer la chambre 12/002 comme lieu de vie puisque la situation près de la porte de la chambre 12/001 engendre beaucoup d'inconfort au niveau du bruit à chaque fois que la porte se ferme, ce qui n'est absolument pas gênant pour du matériel.</text:span></text:p>
      <text:p text:style-name="P4"/>
      <text:p text:style-name="P2"><text:span text:style-name="T2">Nous vous remercions de tout l'intérêt que vous portez à notre requête et sommes bien sûr à votre disposition pour tout complément d'information.</text:span></text:p>
      <text:p text:style-name="P4"/>
      <text:p text:style-name="P2"><text:span text:style-name="T2">Bien à vous,</text:span></text:p>
      <text:p text:style-name="P2"><text:span text:style-name="T2">l'équipe du Louvain-li-Nux.</text:span></text:p>
      <text:p text:style-name="P4"/>
      <text:p text:style-name="P1"><text:span text:style-name="T2">Responsable 2015-2016 : Ludovic Zipsin, ludovic.j.r.zipsin@gmail.com</text:span></text:p>
      <text:p text:style-name="P1"><text:span text:style-name="T2">Co-responsable 2015-2016 : Benoit Legat, benoit.legat@gmail.com</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1" svg:font-family="Verdana"/>
    <style:font-face style:name="Arial" svg:font-family="Arial"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letter-kerning="true" style:font-name-asian="Verdana2" style:font-size-asian="12pt" style:language-asian="zh" style:country-asian="CN" style:font-style-asian="normal" style:font-weight-asian="normal" style:font-name-complex="Verdan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letter-kerning="true" style:font-name-asian="Verdana2" style:font-size-asian="12pt" style:language-asian="zh" style:country-asian="CN" style:font-style-asian="normal" style:font-weight-asian="normal" style:font-name-complex="Verdan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true" fo:line-height="100%"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true" fo:line-height="100%" fo:text-align="center" style:justify-single-word="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tru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4909in"/>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margin-left="0.9819in"/>
        </style:list-level-properties>
        <style:text-properties style:font-name="Verdana1"/>
      </text:list-level-style-bullet>
      <text:list-level-style-bullet text:level="3" text:style-name="ListLabel_20_3" style:num-suffix="•" text:bullet-char="•">
        <style:list-level-properties text:list-level-position-and-space-mode="label-alignment">
          <style:list-level-label-alignment text:label-followed-by="listtab" fo:margin-left="1.4728in"/>
        </style:list-level-properties>
        <style:text-properties style:font-name="Verdana1"/>
      </text:list-level-style-bullet>
      <text:list-level-style-bullet text:level="4" text:style-name="ListLabel_20_4" style:num-suffix="•" text:bullet-char="•">
        <style:list-level-properties text:list-level-position-and-space-mode="label-alignment">
          <style:list-level-label-alignment text:label-followed-by="listtab" fo:margin-left="1.9638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margin-left="2.4547in"/>
        </style:list-level-properties>
        <style:text-properties style:font-name="Verdana1"/>
      </text:list-level-style-bullet>
      <text:list-level-style-bullet text:level="6" text:style-name="ListLabel_20_6" style:num-suffix="•" text:bullet-char="•">
        <style:list-level-properties text:list-level-position-and-space-mode="label-alignment">
          <style:list-level-label-alignment text:label-followed-by="listtab" fo:margin-left="2.9457in"/>
        </style:list-level-properties>
        <style:text-properties style:font-name="Verdana1"/>
      </text:list-level-style-bullet>
      <text:list-level-style-bullet text:level="7" text:style-name="ListLabel_20_7" style:num-suffix="•" text:bullet-char="•">
        <style:list-level-properties text:list-level-position-and-space-mode="label-alignment">
          <style:list-level-label-alignment text:label-followed-by="listtab" fo:margin-left="3.4366in"/>
        </style:list-level-properties>
        <style:text-properties style:font-name="Verdana1"/>
      </text:list-level-style-bullet>
      <text:list-level-style-bullet text:level="8" text:style-name="ListLabel_20_8" style:num-suffix="•" text:bullet-char="•">
        <style:list-level-properties text:list-level-position-and-space-mode="label-alignment">
          <style:list-level-label-alignment text:label-followed-by="listtab" fo:margin-left="3.928in"/>
        </style:list-level-properties>
        <style:text-properties style:font-name="Verdana1"/>
      </text:list-level-style-bullet>
      <text:list-level-style-bullet text:level="9" text:style-name="ListLabel_20_9" style:num-suffix="•" text:bullet-char="•">
        <style:list-level-properties text:list-level-position-and-space-mode="label-alignment">
          <style:list-level-label-alignment text:label-followed-by="listtab" fo:margin-left="4.4189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0" meta:word-count="763" meta:character-count="4905" meta:non-whitespace-character-count="4165"/>
    <meta:generator>LibreOffice/5.3.0.3$Linux_X86_64 LibreOffice_project/30m0$Build-3</meta:generator>
  </office:meta>
</office:document-meta>
</file>